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3.74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5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2.833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2.565cm"/>
    </style:style>
    <style:style style:name="co11" style:family="table-column">
      <style:table-column-properties fo:break-before="auto" style:column-width="3.078cm"/>
    </style:style>
    <style:style style:name="co12" style:family="table-column">
      <style:table-column-properties fo:break-before="auto" style:column-width="3.459cm"/>
    </style:style>
    <style:style style:name="co13" style:family="table-column">
      <style:table-column-properties fo:break-before="auto" style:column-width="4.039cm"/>
    </style:style>
    <style:style style:name="co14" style:family="table-column">
      <style:table-column-properties fo:break-before="auto" style:column-width="3.637cm"/>
    </style:style>
    <style:style style:name="co15" style:family="table-column">
      <style:table-column-properties fo:break-before="auto" style:column-width="2.074cm"/>
    </style:style>
    <style:style style:name="co16" style:family="table-column">
      <style:table-column-properties fo:break-before="auto" style:column-width="2.096cm"/>
    </style:style>
    <style:style style:name="ro1" style:family="table-row">
      <style:table-row-properties style:row-height="3.1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15cm" fo:break-before="auto" style:use-optimal-row-height="false"/>
    </style:style>
    <style:style style:name="ro4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Default">
      <style:table-cell-properties fo:wrap-option="wrap" fo:border="none" fo:padding="0.085c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="0.002cm solid #000000" fo:padding="0.085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 fo:padding="0.085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8001"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8117">
      <style:table-cell-properties fo:border="0.002cm solid #000000" fo:padding="0.085cm"/>
      <style:text-properties fo:font-weight="normal" style:font-weight-asian="normal" style:font-weight-complex="normal"/>
    </style:style>
    <style:style style:name="ce7" style:family="table-cell" style:parent-style-name="Default" style:data-style-name="N8117">
      <style:table-cell-properties style:text-align-source="fix" style:repeat-content="false" fo:border="0.002cm solid #000000" fo:padding="0.085cm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8117"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 style:data-style-name="N8117">
      <style:text-properties fo:font-weight="normal" style:font-weight-asian="normal" style:font-weight-complex="normal"/>
    </style:style>
    <style:style style:name="ce10" style:family="table-cell" style:parent-style-name="Default" style:data-style-name="N8001"/>
    <style:style style:name="ce11" style:family="table-cell" style:parent-style-name="Default" style:data-style-name="N8116"/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018cm solid #000000" fo:border-left="none" fo:padding="0.085cm" fo:border-right="0.018cm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18cm solid #000000" fo:border-left="none" fo:padding="0.085cm" fo:border-right="0.018cm solid #000000" fo:border-top="0.018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18cm solid #000000" fo:border-left="none" fo:padding="0.085cm" fo:border-right="0.018cm solid #000000" fo:border-top="0.018cm solid #000000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none" fo:border-left="none" fo:padding="0.085cm" fo:border-right="0.018cm solid #000000" fo:border-top="0.018cm solid #000000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8117">
      <style:table-cell-properties fo:border-bottom="0.018cm solid #000000" style:text-align-source="fix" style:repeat-content="false" fo:border-left="0.018cm solid #000000" fo:padding="0.085cm" fo:border-right="0.01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8117">
      <style:table-cell-properties fo:border="0.018cm solid #000000" fo:padding="0.085cm"/>
      <style:text-properties fo:font-weight="normal" style:font-weight-asian="normal" style:font-weight-complex="normal"/>
    </style:style>
    <style:style style:name="ce20" style:family="table-cell" style:parent-style-name="Default" style:data-style-name="N8117">
      <style:table-cell-properties fo:border-bottom="none" fo:border-left="0.018cm solid #000000" fo:padding="0.085cm" fo:border-right="0.018cm solid #000000" fo:border-top="0.018cm solid #000000"/>
      <style:text-properties fo:font-weight="normal" style:font-weight-asian="normal" style:font-weight-complex="normal"/>
    </style:style>
    <style:style style:name="ce21" style:family="table-cell" style:parent-style-name="Default" style:data-style-name="N8117">
      <style:table-cell-properties fo:border-bottom="0.018cm solid #000000" style:text-align-source="fix" style:repeat-content="false" fo:border-left="0.018cm solid #000000" fo:padding="0.085cm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8117">
      <style:table-cell-properties fo:border-bottom="0.018cm solid #000000" fo:border-left="0.018cm solid #000000" fo:padding="0.085cm" fo:border-right="none" fo:border-top="0.018cm solid #000000"/>
      <style:text-properties fo:font-weight="normal" style:font-weight-asian="normal" style:font-weight-complex="normal"/>
    </style:style>
    <style:style style:name="ce23" style:family="table-cell" style:parent-style-name="Default" style:data-style-name="N8117">
      <style:table-cell-properties fo:border-bottom="none" fo:border-left="0.018cm solid #000000" fo:padding="0.085cm" fo:border-right="none" fo:border-top="0.018cm solid #0000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weight="bold" style:font-name-asian="Arial Unicode MS" style:font-weight-asian="bold" style:font-name-complex="Arial Unicode MS" style:font-weight-complex="bold"/>
    </style:style>
    <style:style style:name="T4" style:family="text">
      <style:text-properties style:font-name="Arial" fo:font-weight="normal" style:font-name-asian="Arial Unicode MS" style:font-weight-asian="normal" style:font-name-complex="Arial Unicode MS" style:font-weight-complex="normal"/>
    </style:style>
  </office:automatic-styles>
  <office:body>
    <office:spreadsheet>
      <table:table table:name="Relative Results" table:style-name="ta1" table:print-ranges="'Relative Results'.A1:'Relative Results'.G9">
        <table:table-column table:style-name="co1" table:default-cell-style-name="ce5"/>
        <table:table-column table:style-name="co2" table:default-cell-style-name="ce9"/>
        <table:table-column table:style-name="co3" table:number-columns-repeated="2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ce10"/>
        <table:table-column table:style-name="co5" table:number-columns-repeated="2" table:default-cell-style-name="ce11"/>
        <table:table-column table:style-name="co5" table:number-columns-repeated="1014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Setup:</text:span><text:span text:style-name="T2"> </text:span><text:span text:style-name="T2">The </text:span><text:span text:style-name="T2">same </text:span><text:span text:style-name="T2">XHTML</text:span><text:span text:style-name="T2">5 </text:span><text:span text:style-name="T2">docume</text:span><text:span text:style-name="T2">nt is </text:span><text:span text:style-name="T2">created </text:span><text:span text:style-name="T2">with </text:span><text:span text:style-name="T2">different </text:span><text:span text:style-name="T2">APIs. All </text:span><text:span text:style-name="T2">output </text:span><text:span text:style-name="T2">implem</text:span><text:span text:style-name="T2">entation</text:span><text:span text:style-name="T2">s of </text:span><text:span text:style-name="T2">EcoXiP</text:span><text:span text:style-name="T2">y are </text:span><text:span text:style-name="T2">tested </text:span><text:span text:style-name="T2">as well </text:span><text:span text:style-name="T2">as </text:span><text:span text:style-name="T2">“xml.sax</text:span><text:span text:style-name="T2">” and </text:span><text:span text:style-name="T2">“xml.do</text:span><text:span text:style-name="T2">m.minid</text:span><text:span text:style-name="T2">om”. </text:span><text:span text:style-name="T2">For </text:span><text:span text:style-name="T2">each of </text:span><text:span text:style-name="T2">the </text:span><text:span text:style-name="T2">APIs </text:span><text:span text:style-name="T2">one test </text:span><text:span text:style-name="T2">creates </text:span><text:span text:style-name="T2">its </text:span><text:span text:style-name="T2">native </text:span><text:span text:style-name="T2">represe</text:span><text:span text:style-name="T2">ntation </text:span><text:span text:style-name="T2">and one </text:span><text:span text:style-name="T2">test </text:span><text:span text:style-name="T2">transfor</text:span><text:span text:style-name="T2">ms this </text:span><text:span text:style-name="T2">into an </text:span><text:span text:style-name="T2">UTF-8 </text:span><text:span text:style-name="T2">encode</text:span><text:span text:style-name="T2">d byte </text:span><text:span text:style-name="T2">string, </text:span><text:span text:style-name="T2">as </text:span><text:span text:style-name="T2">mostly </text:span><text:span text:style-name="T2">XML is </text:span><text:span text:style-name="T2">serialize</text:span><text:span text:style-name="T2">d this </text:span><text:span text:style-name="T2">way. </text:span><text:span text:style-name="T2">The </text:span><text:span text:style-name="T2">SAX </text:span><text:span text:style-name="T2">tests </text:span><text:span text:style-name="T2">creates </text:span><text:span text:style-name="T2">byte </text:span><text:span text:style-name="T2">strings </text:span><text:span text:style-name="T2">in both </text:span><text:span text:style-name="T2">test </text:span><text:span text:style-name="T2">types.</text:span></text:p>
            <text:p><text:span text:style-name="T3">Platfor</text:span><text:span text:style-name="T3">m:</text:span><text:span text:style-name="T4"> 2.4 </text:span><text:span text:style-name="T4">GHz </text:span><text:span text:style-name="T4">Intel </text:span><text:span text:style-name="T4">Core 2 </text:span><text:span text:style-name="T4">Duo, 8 </text:span><text:span text:style-name="T4">GB </text:span><text:span text:style-name="T4">RAM on </text:span><text:span text:style-name="T4">Mac OS </text:span><text:span text:style-name="T4">X </text:span><text:span text:style-name="T4">10.8.3</text:span></text:p>
            <text:p><text:span text:style-name="T4"/></text:p>
            <text:p><text:span text:style-name="T4">The </text:span><text:span text:style-name="T4">followin</text:span><text:span text:style-name="T4">g table </text:span><text:span text:style-name="T4">shows </text:span><text:span text:style-name="T4">the </text:span><text:span text:style-name="T4">relative </text:span><text:span text:style-name="T4">running </text:span><text:span text:style-name="T4">times in </text:span><text:span text:style-name="T4">percent</text:span><text:span text:style-name="T4">s for the </text:span><text:span text:style-name="T4">tests for </text:span><text:span text:style-name="T4">the </text:span><text:span text:style-name="T4">different </text:span><text:span text:style-name="T4">Platform</text:span><text:span text:style-name="T4">s and </text:span><text:span text:style-name="T4">output </text:span><text:span text:style-name="T4">types.</text:span></text:p>
          </table:table-cell>
          <table:covered-table-cell table:number-columns-repeated="6" table:style-name="ce6"/>
          <table:table-cell office:value-type="string">
            <text:p>Raw Data.$A$1:$J$7</text:p>
          </table:table-cell>
          <table:table-cell table:style-name="Default" table:number-columns-repeated="2"/>
          <table:table-cell table:style-name="ce12" table:number-columns-repeated="1013"/>
          <table:table-cell table:style-name="ce13"/>
        </table:table-row>
        <table:table-row table:style-name="ro2">
          <table:table-cell table:style-name="ce2" table:formula="of:=INDEX(INDIRECT([.$H$1]);COLUMN();ROW()-1)" office:value-type="string" office:string-value="Output">
            <text:p>Output</text:p>
          </table:table-cell>
          <table:table-cell table:style-name="ce7" table:formula="of:=INDEX(INDIRECT([.$H$1]);COLUMN();ROW()-1)" office:value-type="string" office:string-value="Bytes">
            <text:p>Bytes</text:p>
          </table:table-cell>
          <table:table-cell table:style-name="ce7" table:formula="of:=INDEX(INDIRECT([.$H$1]);COLUMN();ROW()-1)" office:value-type="string" office:string-value="Bytes">
            <text:p>Bytes</text:p>
          </table:table-cell>
          <table:table-cell table:style-name="ce7" table:formula="of:=INDEX(INDIRECT([.$H$1]);COLUMN();ROW()-1)" office:value-type="string" office:string-value="Bytes">
            <text:p>Bytes</text:p>
          </table:table-cell>
          <table:table-cell table:style-name="ce7" table:formula="of:=INDEX(INDIRECT([.$H$1]);COLUMN();ROW()-1)" office:value-type="string" office:string-value="Native">
            <text:p>Native</text:p>
          </table:table-cell>
          <table:table-cell table:style-name="ce7" table:formula="of:=INDEX(INDIRECT([.$H$1]);COLUMN();ROW()-1)" office:value-type="string" office:string-value="Native">
            <text:p>Native</text:p>
          </table:table-cell>
          <table:table-cell table:style-name="ce7" table:formula="of:=INDEX(INDIRECT([.$H$1]);COLUMN();ROW()-1)" office:value-type="string" office:string-value="Native">
            <text:p>Native</text:p>
          </table:table-cell>
          <table:table-cell office:value-type="string">
            <text:p>Raw Data.$D$2:$H$7</text:p>
          </table:table-cell>
          <table:table-cell table:style-name="Default" table:number-columns-repeated="2"/>
          <table:table-cell table:style-name="ce12" table:number-columns-repeated="1013"/>
          <table:table-cell table:style-name="ce13"/>
        </table:table-row>
        <table:table-row table:style-name="ro2">
          <table:table-cell table:style-name="ce2" table:formula="of:=INDEX(INDIRECT([.$H$1]);COLUMN();ROW()-1)" office:value-type="string" office:string-value="Python Platform">
            <text:p>Python Platform</text:p>
          </table:table-cell>
          <table:table-cell table:style-name="ce6" table:formula="of:=INDEX(INDIRECT([.$H$1]);COLUMN();ROW()-1)" office:value-type="string" office:string-value="PyPy 2.1.0">
            <text:p>PyPy 2.1.0</text:p>
          </table:table-cell>
          <table:table-cell table:style-name="ce6" table:formula="of:=INDEX(INDIRECT([.$H$1]);COLUMN();ROW()-1)" office:value-type="string" office:string-value="CPython">
            <text:p>CPython</text:p>
          </table:table-cell>
          <table:table-cell table:style-name="ce6" table:formula="of:=INDEX(INDIRECT([.$H$1]);COLUMN();ROW()-1)" office:value-type="string" office:string-value="CPython">
            <text:p>CPython</text:p>
          </table:table-cell>
          <table:table-cell table:style-name="ce6" table:formula="of:=INDEX(INDIRECT([.$H$1]);COLUMN();ROW()-1)" office:value-type="string" office:string-value="PyPy 2.1.0">
            <text:p>PyPy 2.1.0</text:p>
          </table:table-cell>
          <table:table-cell table:style-name="ce6" table:formula="of:=INDEX(INDIRECT([.$H$1]);COLUMN();ROW()-1)" office:value-type="string" office:string-value="CPython">
            <text:p>CPython</text:p>
          </table:table-cell>
          <table:table-cell table:style-name="ce6" table:formula="of:=INDEX(INDIRECT([.$H$1]);COLUMN();ROW()-1)" office:value-type="string" office:string-value="CPython">
            <text:p>CPython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2" table:formula="of:=INDEX(INDIRECT([.$H$1]);COLUMN();ROW()-1)" office:value-type="string" office:string-value="Python Version">
            <text:p>Python Version</text:p>
          </table:table-cell>
          <table:table-cell table:style-name="ce6" table:formula="of:=INDEX(INDIRECT([.$H$1]);COLUMN();ROW()-1)" office:value-type="string" office:string-value="2.7.3">
            <text:p>2.7.3</text:p>
          </table:table-cell>
          <table:table-cell table:style-name="ce6" table:formula="of:=INDEX(INDIRECT([.$H$1]);COLUMN();ROW()-1)" office:value-type="string" office:string-value="3.3.3">
            <text:p>3.3.3</text:p>
          </table:table-cell>
          <table:table-cell table:style-name="ce6" table:formula="of:=INDEX(INDIRECT([.$H$1]);COLUMN();ROW()-1)" office:value-type="string" office:string-value="2.7.6">
            <text:p>2.7.6</text:p>
          </table:table-cell>
          <table:table-cell table:style-name="ce6" table:formula="of:=INDEX(INDIRECT([.$H$1]);COLUMN();ROW()-1)" office:value-type="string" office:string-value="2.7.3">
            <text:p>2.7.3</text:p>
          </table:table-cell>
          <table:table-cell table:style-name="ce6" table:formula="of:=INDEX(INDIRECT([.$H$1]);COLUMN();ROW()-1)" office:value-type="string" office:string-value="3.3.3">
            <text:p>3.3.3</text:p>
          </table:table-cell>
          <table:table-cell table:style-name="ce6" table:formula="of:=INDEX(INDIRECT([.$H$1]);COLUMN();ROW()-1)" office:value-type="string" office:string-value="2.7.6">
            <text:p>2.7.6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formula="of:=INDEX(INDIRECT([.$H$1]);COLUMN();ROW()-1)" office:value-type="string" office:string-value="xml.sax">
            <text:p>xml.sax</text:p>
          </table:table-cell>
          <table:table-cell table:style-name="ce6" table:formula="of:= INDEX(INDIRECT([.$H$1]);COLUMN();ROW()-1) /MIN(INDEX(INDIRECT([.$H$2]);COLUMN()-1))" office:value-type="float" office:value="1.06448489087234">
            <text:p>1.1</text:p>
          </table:table-cell>
          <table:table-cell table:style-name="ce6" table:formula="of:= INDEX(INDIRECT([.$H$1]);COLUMN();ROW()-1) /MIN(INDEX(INDIRECT([.$H$2]);COLUMN()-1))" office:value-type="float" office:value="1">
            <text:p>1.0</text:p>
          </table:table-cell>
          <table:table-cell table:style-name="ce6" table:formula="of:= INDEX(INDIRECT([.$H$1]);COLUMN();ROW()-1) /MIN(INDEX(INDIRECT([.$H$2]);COLUMN()-1))" office:value-type="float" office:value="1.00278112056976">
            <text:p>1.0</text:p>
          </table:table-cell>
          <table:table-cell table:style-name="ce6" table:formula="of:= INDEX(INDIRECT([.$H$1]);COLUMN();ROW()-1) /MIN(INDEX(INDIRECT([.$H$2]);COLUMN()-1))" office:value-type="float" office:value="2.5567446034483">
            <text:p>2.6</text:p>
          </table:table-cell>
          <table:table-cell table:style-name="ce6" table:formula="of:= INDEX(INDIRECT([.$H$1]);COLUMN();ROW()-1) /MIN(INDEX(INDIRECT([.$H$2]);COLUMN()-1))" office:value-type="float" office:value="1.03968514103197">
            <text:p>1.0</text:p>
          </table:table-cell>
          <table:table-cell table:style-name="ce6" table:formula="of:= INDEX(INDIRECT([.$H$1]);COLUMN();ROW()-1) /MIN(INDEX(INDIRECT([.$H$2]);COLUMN()-1))" office:value-type="float" office:value="1.5509053327101">
            <text:p>1.6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3" table:formula="of:=INDEX(INDIRECT([.$H$1]);COLUMN();ROW()-1)" office:value-type="string" office:string-value="xml.dom.minidom">
            <text:p>xml.dom.minidom</text:p>
          </table:table-cell>
          <table:table-cell table:style-name="ce6" table:formula="of:= INDEX(INDIRECT([.$H$1]);COLUMN();ROW()-1) /MIN(INDEX(INDIRECT([.$H$2]);COLUMN()-1))" office:value-type="float" office:value="2.09163516668768">
            <text:p>2.1</text:p>
          </table:table-cell>
          <table:table-cell table:style-name="ce6" table:formula="of:= INDEX(INDIRECT([.$H$1]);COLUMN();ROW()-1) /MIN(INDEX(INDIRECT([.$H$2]);COLUMN()-1))" office:value-type="float" office:value="2.06221623624734">
            <text:p>2.1</text:p>
          </table:table-cell>
          <table:table-cell table:style-name="ce6" table:formula="of:= INDEX(INDIRECT([.$H$1]);COLUMN();ROW()-1) /MIN(INDEX(INDIRECT([.$H$2]);COLUMN()-1))" office:value-type="float" office:value="1.71152616296069">
            <text:p>1.7</text:p>
          </table:table-cell>
          <table:table-cell table:style-name="ce6" table:formula="of:= INDEX(INDIRECT([.$H$1]);COLUMN();ROW()-1) /MIN(INDEX(INDIRECT([.$H$2]);COLUMN()-1))" office:value-type="float" office:value="1">
            <text:p>1.0</text:p>
          </table:table-cell>
          <table:table-cell table:style-name="ce6" table:formula="of:= INDEX(INDIRECT([.$H$1]);COLUMN();ROW()-1) /MIN(INDEX(INDIRECT([.$H$2]);COLUMN()-1))" office:value-type="float" office:value="1">
            <text:p>1.0</text:p>
          </table:table-cell>
          <table:table-cell table:style-name="ce6" table:formula="of:= INDEX(INDIRECT([.$H$1]);COLUMN();ROW()-1) /MIN(INDEX(INDIRECT([.$H$2]);COLUMN()-1))" office:value-type="float" office:value="1">
            <text:p>1.0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3" table:formula="of:=INDEX(INDIRECT([.$H$1]);COLUMN();ROW()-1)" office:value-type="string" office:string-value="ecoxipy.dom_output">
            <text:p>ecoxipy.dom_output</text:p>
          </table:table-cell>
          <table:table-cell table:style-name="ce6" table:formula="of:= INDEX(INDIRECT([.$H$1]);COLUMN();ROW()-1) /MIN(INDEX(INDIRECT([.$H$2]);COLUMN()-1))" office:value-type="float" office:value="1.71388173467858">
            <text:p>1.7</text:p>
          </table:table-cell>
          <table:table-cell table:style-name="ce6" table:formula="of:= INDEX(INDIRECT([.$H$1]);COLUMN();ROW()-1) /MIN(INDEX(INDIRECT([.$H$2]);COLUMN()-1))" office:value-type="float" office:value="2.77860976712932">
            <text:p>2.8</text:p>
          </table:table-cell>
          <table:table-cell table:style-name="ce6" table:formula="of:= INDEX(INDIRECT([.$H$1]);COLUMN();ROW()-1) /MIN(INDEX(INDIRECT([.$H$2]);COLUMN()-1))" office:value-type="float" office:value="2.16472118301356">
            <text:p>2.2</text:p>
          </table:table-cell>
          <table:table-cell table:style-name="ce6" table:formula="of:= INDEX(INDIRECT([.$H$1]);COLUMN();ROW()-1) /MIN(INDEX(INDIRECT([.$H$2]);COLUMN()-1))" office:value-type="float" office:value="2.42769815373533">
            <text:p>2.4</text:p>
          </table:table-cell>
          <table:table-cell table:style-name="ce6" table:formula="of:= INDEX(INDIRECT([.$H$1]);COLUMN();ROW()-1) /MIN(INDEX(INDIRECT([.$H$2]);COLUMN()-1))" office:value-type="float" office:value="1.82377076336386">
            <text:p>1.8</text:p>
          </table:table-cell>
          <table:table-cell table:style-name="ce6" table:formula="of:= INDEX(INDIRECT([.$H$1]);COLUMN();ROW()-1) /MIN(INDEX(INDIRECT([.$H$2]);COLUMN()-1))" office:value-type="float" office:value="1.63499031287292">
            <text:p>1.6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3" table:formula="of:=INDEX(INDIRECT([.$H$1]);COLUMN();ROW()-1)" office:value-type="string" office:string-value="ecoxipy.pyxom.output">
            <text:p>ecoxipy.pyxom.output</text:p>
          </table:table-cell>
          <table:table-cell table:style-name="ce6" table:formula="of:= INDEX(INDIRECT([.$H$1]);COLUMN();ROW()-1) /MIN(INDEX(INDIRECT([.$H$2]);COLUMN()-1))" office:value-type="float" office:value="1.75877845658969">
            <text:p>1.8</text:p>
          </table:table-cell>
          <table:table-cell table:style-name="ce6" table:formula="of:= INDEX(INDIRECT([.$H$1]);COLUMN();ROW()-1) /MIN(INDEX(INDIRECT([.$H$2]);COLUMN()-1))" office:value-type="float" office:value="2.22114074953637">
            <text:p>2.2</text:p>
          </table:table-cell>
          <table:table-cell table:style-name="ce6" table:formula="of:= INDEX(INDIRECT([.$H$1]);COLUMN();ROW()-1) /MIN(INDEX(INDIRECT([.$H$2]);COLUMN()-1))" office:value-type="float" office:value="1.73127029105845">
            <text:p>1.7</text:p>
          </table:table-cell>
          <table:table-cell table:style-name="ce6" table:formula="of:= INDEX(INDIRECT([.$H$1]);COLUMN();ROW()-1) /MIN(INDEX(INDIRECT([.$H$2]);COLUMN()-1))" office:value-type="float" office:value="1.97661788309342">
            <text:p>2.0</text:p>
          </table:table-cell>
          <table:table-cell table:style-name="ce6" table:formula="of:= INDEX(INDIRECT([.$H$1]);COLUMN();ROW()-1) /MIN(INDEX(INDIRECT([.$H$2]);COLUMN()-1))" office:value-type="float" office:value="1.3502559407479">
            <text:p>1.4</text:p>
          </table:table-cell>
          <table:table-cell table:style-name="ce6" table:formula="of:= INDEX(INDIRECT([.$H$1]);COLUMN();ROW()-1) /MIN(INDEX(INDIRECT([.$H$2]);COLUMN()-1))" office:value-type="float" office:value="1.6327521120127">
            <text:p>1.6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3" table:formula="of:=INDEX(INDIRECT([.$H$1]);COLUMN();ROW()-1)" office:value-type="string" office:string-value="ecoxipy.string_output">
            <text:p>ecoxipy.string_output</text:p>
          </table:table-cell>
          <table:table-cell table:style-name="ce6" table:formula="of:= INDEX(INDIRECT([.$H$1]);COLUMN();ROW()-1) /MIN(INDEX(INDIRECT([.$H$2]);COLUMN()-1))" office:value-type="float" office:value="1">
            <text:p>1.0</text:p>
          </table:table-cell>
          <table:table-cell table:style-name="ce6" table:formula="of:= INDEX(INDIRECT([.$H$1]);COLUMN();ROW()-1) /MIN(INDEX(INDIRECT([.$H$2]);COLUMN()-1))" office:value-type="float" office:value="1.4202065322864">
            <text:p>1.4</text:p>
          </table:table-cell>
          <table:table-cell table:style-name="ce6" table:formula="of:= INDEX(INDIRECT([.$H$1]);COLUMN();ROW()-1) /MIN(INDEX(INDIRECT([.$H$2]);COLUMN()-1))" office:value-type="float" office:value="1">
            <text:p>1.0</text:p>
          </table:table-cell>
          <table:table-cell table:style-name="ce6" table:formula="of:= INDEX(INDIRECT([.$H$1]);COLUMN();ROW()-1) /MIN(INDEX(INDIRECT([.$H$2]);COLUMN()-1))" office:value-type="float" office:value="2.55770437682291">
            <text:p>2.6</text:p>
          </table:table-cell>
          <table:table-cell table:style-name="ce6" table:formula="of:= INDEX(INDIRECT([.$H$1]);COLUMN();ROW()-1) /MIN(INDEX(INDIRECT([.$H$2]);COLUMN()-1))" office:value-type="float" office:value="1.46749024147938">
            <text:p>1.5</text:p>
          </table:table-cell>
          <table:table-cell table:style-name="ce6" table:formula="of:= INDEX(INDIRECT([.$H$1]);COLUMN();ROW()-1) /MIN(INDEX(INDIRECT([.$H$2]);COLUMN()-1))" office:value-type="float" office:value="1.33202420236563">
            <text:p>1.3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4"/>
          <table:table-cell table:style-name="ce8" table:number-columns-repeated="6"/>
          <table:table-cell table:style-name="ce4"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ative Graph" table:style-name="ta1" table:print-ranges="'Relative Graph'.A1:'Relative Graph'.A1">
        <table:table-column table:style-name="co6" table:number-columns-repeated="2" table:default-cell-style-name="Default"/>
        <table:table-row table:style-name="ro3">
          <table:table-cell>
            <draw:frame table:end-cell-address="'Relative Graph'.B2" table:end-x="0.056cm" table:end-y="0.056cm" draw:z-index="0" draw:style-name="gr1" draw:text-style-name="P1" svg:width="15cm" svg:height="15cm" svg:x="0cm" svg:y="0cm">
              <draw:object draw:notify-on-update-of-ranges="'Relative Results'.B2:'Relative Results'.G4 'Relative Results'.A5:'Relative Results'.A5 'Relative Results'.B5:'Relative Results'.G5 'Relative Results'.A6:'Relative Results'.A6 'Relative Results'.B6:'Relative Results'.G6 'Relative Results'.A7:'Relative Results'.A7 'Relative Results'.B7:'Relative Results'.G7 'Relative Results'.A8:'Relative Results'.A8 'Relative Results'.B8:'Relative Results'.G8 'Relative Results'.A9:'Relative Results'.A9 'Relative Results'.B9:'Relative Results'.G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table table:name="Results" table:style-name="ta1" table:print-ranges="Results.A1:Results.G9">
        <table:table-column table:style-name="co1" table:default-cell-style-name="ce5"/>
        <table:table-column table:style-name="co2" table:default-cell-style-name="ce9"/>
        <table:table-column table:style-name="co3" table:number-columns-repeated="2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ce10"/>
        <table:table-column table:style-name="co5" table:number-columns-repeated="2" table:default-cell-style-name="ce11"/>
        <table:table-column table:style-name="co5" table:number-columns-repeated="1014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Setup:</text:span><text:span text:style-name="T2"> </text:span><text:span text:style-name="T2">The </text:span><text:span text:style-name="T2">same </text:span><text:span text:style-name="T2">XHTML</text:span><text:span text:style-name="T2">5 </text:span><text:span text:style-name="T2">docume</text:span><text:span text:style-name="T2">nt is </text:span><text:span text:style-name="T2">created </text:span><text:span text:style-name="T2">with </text:span><text:span text:style-name="T2">different </text:span><text:span text:style-name="T2">APIs. All </text:span><text:span text:style-name="T2">output </text:span><text:span text:style-name="T2">implem</text:span><text:span text:style-name="T2">entation</text:span><text:span text:style-name="T2">s of </text:span><text:span text:style-name="T2">EcoXiP</text:span><text:span text:style-name="T2">y are </text:span><text:span text:style-name="T2">tested </text:span><text:span text:style-name="T2">as well </text:span><text:span text:style-name="T2">as </text:span><text:span text:style-name="T2">“xml.sax</text:span><text:span text:style-name="T2">” and </text:span><text:span text:style-name="T2">“xml.do</text:span><text:span text:style-name="T2">m.minid</text:span><text:span text:style-name="T2">om”. </text:span><text:span text:style-name="T2">For </text:span><text:span text:style-name="T2">each of </text:span><text:span text:style-name="T2">the </text:span><text:span text:style-name="T2">APIs </text:span><text:span text:style-name="T2">one test </text:span><text:span text:style-name="T2">creates </text:span><text:span text:style-name="T2">its </text:span><text:span text:style-name="T2">native </text:span><text:span text:style-name="T2">represe</text:span><text:span text:style-name="T2">ntation </text:span><text:span text:style-name="T2">and one </text:span><text:span text:style-name="T2">test </text:span><text:span text:style-name="T2">transfor</text:span><text:span text:style-name="T2">ms this </text:span><text:span text:style-name="T2">into an </text:span><text:span text:style-name="T2">UTF-8 </text:span><text:span text:style-name="T2">encode</text:span><text:span text:style-name="T2">d byte </text:span><text:span text:style-name="T2">string, </text:span><text:span text:style-name="T2">as </text:span><text:span text:style-name="T2">mostly </text:span><text:span text:style-name="T2">XML is </text:span><text:span text:style-name="T2">serialize</text:span><text:span text:style-name="T2">d this </text:span><text:span text:style-name="T2">way. </text:span><text:span text:style-name="T2">The </text:span><text:span text:style-name="T2">SAX </text:span><text:span text:style-name="T2">tests </text:span><text:span text:style-name="T2">creates </text:span><text:span text:style-name="T2">byte </text:span><text:span text:style-name="T2">strings </text:span><text:span text:style-name="T2">in both </text:span><text:span text:style-name="T2">test </text:span><text:span text:style-name="T2">types.</text:span></text:p>
            <text:p><text:span text:style-name="T3">Platfor</text:span><text:span text:style-name="T3">m:</text:span><text:span text:style-name="T4"> 2.4 </text:span><text:span text:style-name="T4">GHz </text:span><text:span text:style-name="T4">Intel </text:span><text:span text:style-name="T4">Core 2 </text:span><text:span text:style-name="T4">Duo, 8 </text:span><text:span text:style-name="T4">GB </text:span><text:span text:style-name="T4">RAM on </text:span><text:span text:style-name="T4">Mac OS </text:span><text:span text:style-name="T4">X </text:span><text:span text:style-name="T4">10.8.3</text:span></text:p>
            <text:p><text:span text:style-name="T4"/></text:p>
            <text:p><text:span text:style-name="T4">The </text:span><text:span text:style-name="T4">followin</text:span><text:span text:style-name="T4">g table </text:span><text:span text:style-name="T4">shows </text:span><text:span text:style-name="T4">the </text:span><text:span text:style-name="T4">running </text:span><text:span text:style-name="T4">times in </text:span><text:span text:style-name="T4">second</text:span><text:span text:style-name="T4">s for the </text:span><text:span text:style-name="T4">tests for </text:span><text:span text:style-name="T4">the </text:span><text:span text:style-name="T4">different </text:span><text:span text:style-name="T4">Platform</text:span><text:span text:style-name="T4">s and </text:span><text:span text:style-name="T4">output </text:span><text:span text:style-name="T4">types.</text:span></text:p>
          </table:table-cell>
          <table:covered-table-cell table:number-columns-repeated="6" table:style-name="ce6"/>
          <table:table-cell office:value-type="string">
            <text:p>Raw Data.$A$1:$J$7</text:p>
          </table:table-cell>
          <table:table-cell table:style-name="Default" table:number-columns-repeated="2"/>
          <table:table-cell table:style-name="ce12" table:number-columns-repeated="1013"/>
          <table:table-cell table:style-name="ce13"/>
        </table:table-row>
        <table:table-row table:style-name="ro2">
          <table:table-cell table:style-name="ce14" table:formula="of:=INDEX(INDIRECT([.$H$1]);COLUMN();ROW()-1)" office:value-type="string" office:string-value="Output">
            <text:p>Output</text:p>
          </table:table-cell>
          <table:table-cell table:style-name="ce18" table:formula="of:=INDEX(INDIRECT([.$H$1]);COLUMN();ROW()-1)" office:value-type="string" office:string-value="Bytes">
            <text:p>Bytes</text:p>
          </table:table-cell>
          <table:table-cell table:style-name="ce18" table:formula="of:=INDEX(INDIRECT([.$H$1]);COLUMN();ROW()-1)" office:value-type="string" office:string-value="Bytes">
            <text:p>Bytes</text:p>
          </table:table-cell>
          <table:table-cell table:style-name="ce18" table:formula="of:=INDEX(INDIRECT([.$H$1]);COLUMN();ROW()-1)" office:value-type="string" office:string-value="Bytes">
            <text:p>Bytes</text:p>
          </table:table-cell>
          <table:table-cell table:style-name="ce18" table:formula="of:=INDEX(INDIRECT([.$H$1]);COLUMN();ROW()-1)" office:value-type="string" office:string-value="Native">
            <text:p>Native</text:p>
          </table:table-cell>
          <table:table-cell table:style-name="ce18" table:formula="of:=INDEX(INDIRECT([.$H$1]);COLUMN();ROW()-1)" office:value-type="string" office:string-value="Native">
            <text:p>Native</text:p>
          </table:table-cell>
          <table:table-cell table:style-name="ce21" table:formula="of:=INDEX(INDIRECT([.$H$1]);COLUMN();ROW()-1)" office:value-type="string" office:string-value="Native">
            <text:p>Native</text:p>
          </table:table-cell>
          <table:table-cell/>
          <table:table-cell table:style-name="Default" table:number-columns-repeated="2"/>
          <table:table-cell table:style-name="ce12" table:number-columns-repeated="1013"/>
          <table:table-cell table:style-name="ce13"/>
        </table:table-row>
        <table:table-row table:style-name="ro2">
          <table:table-cell table:style-name="ce15" table:formula="of:=INDEX(INDIRECT([.$H$1]);COLUMN();ROW()-1)" office:value-type="string" office:string-value="Python Platform">
            <text:p>Python Platform</text:p>
          </table:table-cell>
          <table:table-cell table:style-name="ce19" table:formula="of:=INDEX(INDIRECT([.$H$1]);COLUMN();ROW()-1)" office:value-type="string" office:string-value="PyPy 2.1.0">
            <text:p>PyPy 2.1.0</text:p>
          </table:table-cell>
          <table:table-cell table:style-name="ce19" table:formula="of:=INDEX(INDIRECT([.$H$1]);COLUMN();ROW()-1)" office:value-type="string" office:string-value="CPython">
            <text:p>CPython</text:p>
          </table:table-cell>
          <table:table-cell table:style-name="ce19" table:formula="of:=INDEX(INDIRECT([.$H$1]);COLUMN();ROW()-1)" office:value-type="string" office:string-value="CPython">
            <text:p>CPython</text:p>
          </table:table-cell>
          <table:table-cell table:style-name="ce19" table:formula="of:=INDEX(INDIRECT([.$H$1]);COLUMN();ROW()-1)" office:value-type="string" office:string-value="PyPy 2.1.0">
            <text:p>PyPy 2.1.0</text:p>
          </table:table-cell>
          <table:table-cell table:style-name="ce19" table:formula="of:=INDEX(INDIRECT([.$H$1]);COLUMN();ROW()-1)" office:value-type="string" office:string-value="CPython">
            <text:p>CPython</text:p>
          </table:table-cell>
          <table:table-cell table:style-name="ce22" table:formula="of:=INDEX(INDIRECT([.$H$1]);COLUMN();ROW()-1)" office:value-type="string" office:string-value="CPython">
            <text:p>CPython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table:formula="of:=INDEX(INDIRECT([.$H$1]);COLUMN();ROW()-1)" office:value-type="string" office:string-value="Python Version">
            <text:p>Python Version</text:p>
          </table:table-cell>
          <table:table-cell table:style-name="ce19" table:formula="of:=INDEX(INDIRECT([.$H$1]);COLUMN();ROW()-1)" office:value-type="string" office:string-value="2.7.3">
            <text:p>2.7.3</text:p>
          </table:table-cell>
          <table:table-cell table:style-name="ce19" table:formula="of:=INDEX(INDIRECT([.$H$1]);COLUMN();ROW()-1)" office:value-type="string" office:string-value="3.3.3">
            <text:p>3.3.3</text:p>
          </table:table-cell>
          <table:table-cell table:style-name="ce19" table:formula="of:=INDEX(INDIRECT([.$H$1]);COLUMN();ROW()-1)" office:value-type="string" office:string-value="2.7.6">
            <text:p>2.7.6</text:p>
          </table:table-cell>
          <table:table-cell table:style-name="ce19" table:formula="of:=INDEX(INDIRECT([.$H$1]);COLUMN();ROW()-1)" office:value-type="string" office:string-value="2.7.3">
            <text:p>2.7.3</text:p>
          </table:table-cell>
          <table:table-cell table:style-name="ce19" table:formula="of:=INDEX(INDIRECT([.$H$1]);COLUMN();ROW()-1)" office:value-type="string" office:string-value="3.3.3">
            <text:p>3.3.3</text:p>
          </table:table-cell>
          <table:table-cell table:style-name="ce22" table:formula="of:=INDEX(INDIRECT([.$H$1]);COLUMN();ROW()-1)" office:value-type="string" office:string-value="2.7.6">
            <text:p>2.7.6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6" table:formula="of:=INDEX(INDIRECT([.$H$1]);COLUMN();ROW()-1)" office:value-type="string" office:string-value="xml.sax">
            <text:p>xml.sax</text:p>
          </table:table-cell>
          <table:table-cell table:style-name="ce19" table:formula="of:=INDEX(INDIRECT([.$H$1]);COLUMN();ROW()-1)" office:value-type="float" office:value="5.04685807228">
            <text:p>5.0</text:p>
          </table:table-cell>
          <table:table-cell table:style-name="ce19" table:formula="of:=INDEX(INDIRECT([.$H$1]);COLUMN();ROW()-1)" office:value-type="float" office:value="10.5686337949992">
            <text:p>10.6</text:p>
          </table:table-cell>
          <table:table-cell table:style-name="ce19" table:formula="of:=INDEX(INDIRECT([.$H$1]);COLUMN();ROW()-1)" office:value-type="float" office:value="14.753303051">
            <text:p>14.8</text:p>
          </table:table-cell>
          <table:table-cell table:style-name="ce19" table:formula="of:=INDEX(INDIRECT([.$H$1]);COLUMN();ROW()-1)" office:value-type="float" office:value="5.07400822639">
            <text:p>5.1</text:p>
          </table:table-cell>
          <table:table-cell table:style-name="ce19" table:formula="of:=INDEX(INDIRECT([.$H$1]);COLUMN();ROW()-1)" office:value-type="float" office:value="10.898041520999">
            <text:p>10.9</text:p>
          </table:table-cell>
          <table:table-cell table:style-name="ce22" table:formula="of:=INDEX(INDIRECT([.$H$1]);COLUMN();ROW()-1)" office:value-type="float" office:value="17.2405879498">
            <text:p>17.2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16" table:formula="of:=INDEX(INDIRECT([.$H$1]);COLUMN();ROW()-1)" office:value-type="string" office:string-value="xml.dom.minidom">
            <text:p>xml.dom.minidom</text:p>
          </table:table-cell>
          <table:table-cell table:style-name="ce19" table:formula="of:=INDEX(INDIRECT([.$H$1]);COLUMN();ROW()-1)" office:value-type="float" office:value="9.91670799255">
            <text:p>9.9</text:p>
          </table:table-cell>
          <table:table-cell table:style-name="ce19" table:formula="of:=INDEX(INDIRECT([.$H$1]);COLUMN();ROW()-1)" office:value-type="float" office:value="21.7948082069997">
            <text:p>21.8</text:p>
          </table:table-cell>
          <table:table-cell table:style-name="ce19" table:formula="of:=INDEX(INDIRECT([.$H$1]);COLUMN();ROW()-1)" office:value-type="float" office:value="25.1806337833">
            <text:p>25.2</text:p>
          </table:table-cell>
          <table:table-cell table:style-name="ce19" table:formula="of:=INDEX(INDIRECT([.$H$1]);COLUMN();ROW()-1)" office:value-type="float" office:value="1.98455810547">
            <text:p>2.0</text:p>
          </table:table-cell>
          <table:table-cell table:style-name="ce19" table:formula="of:=INDEX(INDIRECT([.$H$1]);COLUMN();ROW()-1)" office:value-type="float" office:value="10.4820595109995">
            <text:p>10.5</text:p>
          </table:table-cell>
          <table:table-cell table:style-name="ce22" table:formula="of:=INDEX(INDIRECT([.$H$1]);COLUMN();ROW()-1)" office:value-type="float" office:value="11.1164669991">
            <text:p>11.1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16" table:formula="of:=INDEX(INDIRECT([.$H$1]);COLUMN();ROW()-1)" office:value-type="string" office:string-value="ecoxipy.dom_output">
            <text:p>ecoxipy.dom_output</text:p>
          </table:table-cell>
          <table:table-cell table:style-name="ce19" table:formula="of:=INDEX(INDIRECT([.$H$1]);COLUMN();ROW()-1)" office:value-type="float" office:value="8.12573099136">
            <text:p>8.1</text:p>
          </table:table-cell>
          <table:table-cell table:style-name="ce19" table:formula="of:=INDEX(INDIRECT([.$H$1]);COLUMN();ROW()-1)" office:value-type="float" office:value="29.3661090879978">
            <text:p>29.4</text:p>
          </table:table-cell>
          <table:table-cell table:style-name="ce19" table:formula="of:=INDEX(INDIRECT([.$H$1]);COLUMN();ROW()-1)" office:value-type="float" office:value="31.8482139111">
            <text:p>31.8</text:p>
          </table:table-cell>
          <table:table-cell table:style-name="ce19" table:formula="of:=INDEX(INDIRECT([.$H$1]);COLUMN();ROW()-1)" office:value-type="float" office:value="4.81790804863">
            <text:p>4.8</text:p>
          </table:table-cell>
          <table:table-cell table:style-name="ce19" table:formula="of:=INDEX(INDIRECT([.$H$1]);COLUMN();ROW()-1)" office:value-type="float" office:value="19.116873676001">
            <text:p>19.1</text:p>
          </table:table-cell>
          <table:table-cell table:style-name="ce22" table:formula="of:=INDEX(INDIRECT([.$H$1]);COLUMN();ROW()-1)" office:value-type="float" office:value="18.1753158569">
            <text:p>18.2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16" table:formula="of:=INDEX(INDIRECT([.$H$1]);COLUMN();ROW()-1)" office:value-type="string" office:string-value="ecoxipy.pyxom.output">
            <text:p>ecoxipy.pyxom.output</text:p>
          </table:table-cell>
          <table:table-cell table:style-name="ce19" table:formula="of:=INDEX(INDIRECT([.$H$1]);COLUMN();ROW()-1)" office:value-type="float" office:value="8.33859205246">
            <text:p>8.3</text:p>
          </table:table-cell>
          <table:table-cell table:style-name="ce19" table:formula="of:=INDEX(INDIRECT([.$H$1]);COLUMN();ROW()-1)" office:value-type="float" office:value="23.4744231889999">
            <text:p>23.5</text:p>
          </table:table-cell>
          <table:table-cell table:style-name="ce19" table:formula="of:=INDEX(INDIRECT([.$H$1]);COLUMN();ROW()-1)" office:value-type="float" office:value="25.4711170197">
            <text:p>25.5</text:p>
          </table:table-cell>
          <table:table-cell table:style-name="ce19" table:formula="of:=INDEX(INDIRECT([.$H$1]);COLUMN();ROW()-1)" office:value-type="float" office:value="3.92271304131">
            <text:p>3.9</text:p>
          </table:table-cell>
          <table:table-cell table:style-name="ce19" table:formula="of:=INDEX(INDIRECT([.$H$1]);COLUMN();ROW()-1)" office:value-type="float" office:value="14.1534631260001">
            <text:p>14.2</text:p>
          </table:table-cell>
          <table:table-cell table:style-name="ce22" table:formula="of:=INDEX(INDIRECT([.$H$1]);COLUMN();ROW()-1)" office:value-type="float" office:value="18.1504349709">
            <text:p>18.2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17" table:formula="of:=INDEX(INDIRECT([.$H$1]);COLUMN();ROW()-1)" office:value-type="string" office:string-value="ecoxipy.string_output">
            <text:p>ecoxipy.string_output</text:p>
          </table:table-cell>
          <table:table-cell table:style-name="ce20" table:formula="of:=INDEX(INDIRECT([.$H$1]);COLUMN();ROW()-1)" office:value-type="float" office:value="4.74112701416">
            <text:p>4.7</text:p>
          </table:table-cell>
          <table:table-cell table:style-name="ce20" table:formula="of:=INDEX(INDIRECT([.$H$1]);COLUMN();ROW()-1)" office:value-type="float" office:value="15.0096427530007">
            <text:p>15.0</text:p>
          </table:table-cell>
          <table:table-cell table:style-name="ce20" table:formula="of:=INDEX(INDIRECT([.$H$1]);COLUMN();ROW()-1)" office:value-type="float" office:value="14.7123861313">
            <text:p>14.7</text:p>
          </table:table-cell>
          <table:table-cell table:style-name="ce20" table:formula="of:=INDEX(INDIRECT([.$H$1]);COLUMN();ROW()-1)" office:value-type="float" office:value="5.07591295242">
            <text:p>5.1</text:p>
          </table:table-cell>
          <table:table-cell table:style-name="ce20" table:formula="of:=INDEX(INDIRECT([.$H$1]);COLUMN();ROW()-1)" office:value-type="float" office:value="15.3823200429979">
            <text:p>15.4</text:p>
          </table:table-cell>
          <table:table-cell table:style-name="ce23" table:formula="of:=INDEX(INDIRECT([.$H$1]);COLUMN();ROW()-1)" office:value-type="float" office:value="14.8074030876">
            <text:p>14.8</text:p>
          </table:table-cell>
          <table:table-cell table:number-columns-repeated="3"/>
          <table:table-cell table:style-name="ce11" table:number-columns-repeated="1014"/>
        </table:table-row>
        <table:table-row table:style-name="ro2">
          <table:table-cell table:style-name="ce4"/>
          <table:table-cell table:style-name="ce8" table:number-columns-repeated="6"/>
          <table:table-cell table:style-name="ce4"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" table:style-name="ta1" table:print-ranges="Graph.A1:Graph.A1">
        <table:table-column table:style-name="co6" table:number-columns-repeated="2" table:default-cell-style-name="Default"/>
        <table:table-row table:style-name="ro3">
          <table:table-cell>
            <draw:frame table:end-cell-address="Graph.B2" table:end-x="0.056cm" table:end-y="0.056cm" draw:z-index="0" draw:style-name="gr1" draw:text-style-name="P1" svg:width="15cm" svg:height="15cm" svg:x="0cm" svg:y="0cm">
              <draw:object draw:notify-on-update-of-ranges="Results.B1:Results.G4 Results.A5:Results.A5 Results.B5:Results.G5 Results.A6:Results.A6 Results.B6:Results.G6 Results.A7:Results.A7 Results.B7:Results.G7 Results.A8:Results.A8 Results.B8:Results.G8 Results.A9:Results.A9 Results.B9:Results.G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Raw Data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4">
          <table:table-cell office:value-type="string">
            <text:p>Output</text:p>
          </table:table-cell>
          <table:table-cell office:value-type="string">
            <text:p>Python Platform</text:p>
          </table:table-cell>
          <table:table-cell office:value-type="string">
            <text:p>Python Version</text:p>
          </table:table-cell>
          <table:table-cell office:value-type="string">
            <text:p>xml.sax</text:p>
          </table:table-cell>
          <table:table-cell office:value-type="string">
            <text:p>xml.dom.minidom</text:p>
          </table:table-cell>
          <table:table-cell office:value-type="string">
            <text:p>ecoxipy.dom_output</text:p>
          </table:table-cell>
          <table:table-cell office:value-type="string">
            <text:p>ecoxipy.pyxom.output</text:p>
          </table:table-cell>
          <table:table-cell office:value-type="string">
            <text:p>ecoxipy.string_output</text:p>
          </table:table-cell>
          <table:table-cell office:value-type="string">
            <text:p>Repetitions</text:p>
          </table:table-cell>
          <table:table-cell office:value-type="string">
            <text:p>Data Count</text:p>
          </table:table-cell>
        </table:table-row>
        <table:table-row table:style-name="ro4">
          <table:table-cell office:value-type="string">
            <text:p>Bytes</text:p>
          </table:table-cell>
          <table:table-cell office:value-type="string">
            <text:p>PyPy 2.1.0</text:p>
          </table:table-cell>
          <table:table-cell office:value-type="string">
            <text:p>2.7.3</text:p>
          </table:table-cell>
          <table:table-cell office:value-type="float" office:value="5.04685807228">
            <text:p>5.0468580723</text:p>
          </table:table-cell>
          <table:table-cell office:value-type="float" office:value="9.91670799255">
            <text:p>9.9167079926</text:p>
          </table:table-cell>
          <table:table-cell office:value-type="float" office:value="8.12573099136">
            <text:p>8.1257309914</text:p>
          </table:table-cell>
          <table:table-cell office:value-type="float" office:value="8.33859205246">
            <text:p>8.3385920525</text:p>
          </table:table-cell>
          <table:table-cell office:value-type="float" office:value="4.74112701416">
            <text:p>4.7411270142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Bytes</text:p>
          </table:table-cell>
          <table:table-cell office:value-type="string">
            <text:p>CPython</text:p>
          </table:table-cell>
          <table:table-cell office:value-type="string">
            <text:p>3.3.3</text:p>
          </table:table-cell>
          <table:table-cell office:value-type="float" office:value="10.5686337949992">
            <text:p>10.568633795</text:p>
          </table:table-cell>
          <table:table-cell office:value-type="float" office:value="21.7948082069997">
            <text:p>21.794808207</text:p>
          </table:table-cell>
          <table:table-cell office:value-type="float" office:value="29.3661090879978">
            <text:p>29.366109088</text:p>
          </table:table-cell>
          <table:table-cell office:value-type="float" office:value="23.4744231889999">
            <text:p>23.474423189</text:p>
          </table:table-cell>
          <table:table-cell office:value-type="float" office:value="15.0096427530007">
            <text:p>15.009642753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Bytes</text:p>
          </table:table-cell>
          <table:table-cell office:value-type="string">
            <text:p>CPython</text:p>
          </table:table-cell>
          <table:table-cell office:value-type="string">
            <text:p>2.7.6</text:p>
          </table:table-cell>
          <table:table-cell office:value-type="float" office:value="14.753303051">
            <text:p>14.753303051</text:p>
          </table:table-cell>
          <table:table-cell office:value-type="float" office:value="25.1806337833">
            <text:p>25.1806337833</text:p>
          </table:table-cell>
          <table:table-cell office:value-type="float" office:value="31.8482139111">
            <text:p>31.8482139111</text:p>
          </table:table-cell>
          <table:table-cell office:value-type="float" office:value="25.4711170197">
            <text:p>25.4711170197</text:p>
          </table:table-cell>
          <table:table-cell office:value-type="float" office:value="14.7123861313">
            <text:p>14.7123861313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Native</text:p>
          </table:table-cell>
          <table:table-cell office:value-type="string">
            <text:p>PyPy 2.1.0</text:p>
          </table:table-cell>
          <table:table-cell office:value-type="string">
            <text:p>2.7.3</text:p>
          </table:table-cell>
          <table:table-cell office:value-type="float" office:value="5.07400822639">
            <text:p>5.0740082264</text:p>
          </table:table-cell>
          <table:table-cell office:value-type="float" office:value="1.98455810547">
            <text:p>1.9845581055</text:p>
          </table:table-cell>
          <table:table-cell office:value-type="float" office:value="4.81790804863">
            <text:p>4.8179080486</text:p>
          </table:table-cell>
          <table:table-cell office:value-type="float" office:value="3.92271304131">
            <text:p>3.9227130413</text:p>
          </table:table-cell>
          <table:table-cell office:value-type="float" office:value="5.07591295242">
            <text:p>5.0759129524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Native</text:p>
          </table:table-cell>
          <table:table-cell office:value-type="string">
            <text:p>CPython</text:p>
          </table:table-cell>
          <table:table-cell office:value-type="string">
            <text:p>3.3.3</text:p>
          </table:table-cell>
          <table:table-cell office:value-type="float" office:value="10.898041520999">
            <text:p>10.898041521</text:p>
          </table:table-cell>
          <table:table-cell office:value-type="float" office:value="10.4820595109995">
            <text:p>10.482059511</text:p>
          </table:table-cell>
          <table:table-cell office:value-type="float" office:value="19.116873676001">
            <text:p>19.116873676</text:p>
          </table:table-cell>
          <table:table-cell office:value-type="float" office:value="14.1534631260001">
            <text:p>14.153463126</text:p>
          </table:table-cell>
          <table:table-cell office:value-type="float" office:value="15.3823200429979">
            <text:p>15.382320043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Native</text:p>
          </table:table-cell>
          <table:table-cell office:value-type="string">
            <text:p>CPython</text:p>
          </table:table-cell>
          <table:table-cell office:value-type="string">
            <text:p>2.7.6</text:p>
          </table:table-cell>
          <table:table-cell office:value-type="float" office:value="17.2405879498">
            <text:p>17.2405879498</text:p>
          </table:table-cell>
          <table:table-cell office:value-type="float" office:value="11.1164669991">
            <text:p>11.1164669991</text:p>
          </table:table-cell>
          <table:table-cell office:value-type="float" office:value="18.1753158569">
            <text:p>18.1753158569</text:p>
          </table:table-cell>
          <table:table-cell office:value-type="float" office:value="18.1504349709">
            <text:p>18.1504349709</text:p>
          </table:table-cell>
          <table:table-cell office:value-type="float" office:value="14.8074030876">
            <text:p>14.8074030876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</table:table>
      <table:database-ranges>
        <table:database-range table:target-range-address="Results.A2:Results.G9" table:orientation="column">
          <table:sort>
            <table:sort-by table:field-number="0" table:data-type="automatic"/>
            <table:sort-by table:field-number="2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en" number:country="US">
      <number:number number:min-integer-digits="1"/>
    </number:number-style>
    <number:number-style style:name="N108">
      <number:number number:decimal-places="3" number:min-integer-digits="1"/>
    </number:number-style>
    <number:number-style style:name="N8116" number:language="en" number:country="US">
      <number:number number:decimal-places="3" number:min-integer-digits="1"/>
    </number:number-style>
    <number:number-style style:name="N8117" number:language="en" number:country="US">
      <number:number number:decimal-places="1" number:min-integer-digits="1"/>
    </number:number-style>
    <style:style style:name="Default" style:family="table-cell" style:data-style-name="N8000">
      <style:text-properties fo:language="en" fo:country="U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table-centering="horizontal" style:writing-mode="lr-tb">
        <style:background-image/>
      </style:page-layout-properties>
      <style:header-style>
        <style:header-footer-properties fo:min-height="1.101cm" fo:margin-left="0cm" fo:margin-right="0cm" fo:margin-bottom="1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" fo:font-size="10pt" style:font-name-asian="Arial" style:font-size-asian="10pt" style:font-name-complex="Arial" style:font-size-complex="10pt"/>
    </style:style>
    <style:style style:name="MT2" style:family="text">
      <style:text-properties style:font-name="Tahoma1" fo:font-size="10pt" style:font-name-asian="Tahoma1" style:font-size-asian="10pt" style:font-name-complex="Tahoma1" style:font-size-complex="10pt"/>
    </style:style>
  </office:automatic-styles>
  <office:master-styles>
    <style:master-page style:name="Default" style:page-layout-name="Mpm1">
      <style:header>
        <text:p><text:span text:style-name="MT1">ECoXiPy Peformance Test </text:span><text:span text:style-name="MT2">Results -</text:span> 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8.01.2014</text:date>, <text:time>14:56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8T14:56:43</dc:date>
    <dc:creator>Michael Pohl</dc:creator>
    <meta:generator>OpenOffice/4.0.1$Unix OpenOffice.org_project/401m5$Build-9714</meta:generator>
    <meta:editing-duration>P3DT21H21M37S</meta:editing-duration>
    <meta:editing-cycles>57</meta:editing-cycles>
    <meta:keyword>Python</meta:keyword>
    <meta:keyword>XML</meta:keyword>
    <meta:keyword>Performance</meta:keyword>
    <dc:title>ECoXiPy Peformance Test Results</dc:title>
    <meta:document-statistic meta:table-count="5" meta:cell-count="1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117" number:language="en" number:country="US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0"/>
      <style:text-properties fo:font-size="9pt" style:font-size-asian="9pt" style:font-size-complex="9pt"/>
    </style:style>
    <style:style style:name="ch11" style:family="chart" style:data-style-name="N8117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8117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8117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8117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8117"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001cm" svg:height="15.001cm" xlink:href=".." xlink:type="simple" chart:class="chart:bar" chart:style-name="ch1">
        <chart:title svg:x="4.799cm" svg:y="0.435cm" chart:style-name="ch2">
          <text:p>Performance Test Results</text:p>
        </chart:title>
        <chart:subtitle svg:x="1.581cm" svg:y="1.524cm" chart:style-name="ch3">
          <text:p>Platform: 2.4 GHz Intel Core 2 Duo, 8 GB RAM on Mac OS X 10.8.3</text:p>
        </chart:subtitle>
        <chart:legend chart:legend-position="bottom" svg:x="1.758cm" svg:y="13.756cm" style:legend-expansion="wide" chart:style-name="ch4"/>
        <chart:plot-area chart:style-name="ch5" table:cell-range-address="Results.A1:Results.G9" chart:data-source-has-labels="both" svg:x="1.298cm" svg:y="2.803cm" svg:width="13.103cm" svg:height="9.685cm">
          <chartooo:coordinate-region svg:x="5.552cm" svg:y="2.803cm" svg:width="8.502cm" svg:height="9.056cm"/>
          <chart:axis chart:dimension="x" chart:name="primary-x" chart:style-name="ch6" chartooo:axis-type="auto">
            <chartooo:date-scale/>
            <chart:title svg:x="0.451cm" svg:y="8.861cm" chart:style-name="ch7">
              <text:p>Output, Platform</text:p>
            </chart:title>
            <chart:categories table:cell-range-address="Results.B1:Results.G4"/>
            <chart:grid chart:style-name="ch8" chart:class="major"/>
          </chart:axis>
          <chart:axis chart:dimension="y" chart:name="primary-y" chart:style-name="ch9">
            <chart:title svg:x="6.087cm" svg:y="12.789cm" chart:style-name="ch10">
              <text:p>Running Time [seconds]</text:p>
            </chart:title>
            <chart:grid chart:style-name="ch8" chart:class="major"/>
          </chart:axis>
          <chart:series chart:style-name="ch11" chart:values-cell-range-address="Results.B5:Results.G5" chart:label-cell-address="Results.A5:Results.A5" chart:class="chart:bar">
            <chart:data-point chart:repeated="6"/>
          </chart:series>
          <chart:series chart:style-name="ch12" chart:values-cell-range-address="Results.B6:Results.G6" chart:label-cell-address="Results.A6:Results.A6" chart:class="chart:bar">
            <chart:data-point chart:repeated="6"/>
          </chart:series>
          <chart:series chart:style-name="ch13" chart:values-cell-range-address="Results.B7:Results.G7" chart:label-cell-address="Results.A7:Results.A7" chart:class="chart:bar">
            <chart:data-point chart:repeated="6"/>
          </chart:series>
          <chart:series chart:style-name="ch14" chart:values-cell-range-address="Results.B8:Results.G8" chart:label-cell-address="Results.A8:Results.A8" chart:class="chart:bar">
            <chart:data-point chart:repeated="6"/>
          </chart:series>
          <chart:series chart:style-name="ch15" chart:values-cell-range-address="Results.B9:Results.G9" chart:label-cell-address="Results.A9:Results.A9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 PyPy 2.1.0 2.7.3</text:p>
                <text:list>
                  <text:list-item>
                    <text:p/>
                  </text:list-item>
                  <text:list-item>
                    <text:p>Bytes</text:p>
                  </text:list-item>
                  <text:list-item>
                    <text:p>PyPy 2.1.0</text:p>
                  </text:list-item>
                  <text:list-item>
                    <text:p>2.7.3</text:p>
                  </text:list-item>
                </text:list>
                <draw:g>
                  <svg:desc>Results.B1:Results.G4</svg:desc>
                </draw:g>
              </table:table-cell>
              <table:table-cell office:value-type="string">
                <text:p>Bytes CPython 3.3.3</text:p>
                <text:list>
                  <text:list-item>
                    <text:p/>
                  </text:list-item>
                  <text:list-item>
                    <text:p>Bytes</text:p>
                  </text:list-item>
                  <text:list-item>
                    <text:p>CPython</text:p>
                  </text:list-item>
                  <text:list-item>
                    <text:p>3.3.3</text:p>
                  </text:list-item>
                </text:list>
              </table:table-cell>
              <table:table-cell office:value-type="string">
                <text:p>Bytes CPython 2.7.6</text:p>
                <text:list>
                  <text:list-item>
                    <text:p/>
                  </text:list-item>
                  <text:list-item>
                    <text:p>Bytes</text:p>
                  </text:list-item>
                  <text:list-item>
                    <text:p>CPython</text:p>
                  </text:list-item>
                  <text:list-item>
                    <text:p>2.7.6</text:p>
                  </text:list-item>
                </text:list>
              </table:table-cell>
              <table:table-cell office:value-type="string">
                <text:p>Native PyPy 2.1.0 2.7.3</text:p>
                <text:list>
                  <text:list-item>
                    <text:p/>
                  </text:list-item>
                  <text:list-item>
                    <text:p>Native</text:p>
                  </text:list-item>
                  <text:list-item>
                    <text:p>PyPy 2.1.0</text:p>
                  </text:list-item>
                  <text:list-item>
                    <text:p>2.7.3</text:p>
                  </text:list-item>
                </text:list>
              </table:table-cell>
              <table:table-cell office:value-type="string">
                <text:p>Native CPython 3.3.3</text:p>
                <text:list>
                  <text:list-item>
                    <text:p/>
                  </text:list-item>
                  <text:list-item>
                    <text:p>Native</text:p>
                  </text:list-item>
                  <text:list-item>
                    <text:p>CPython</text:p>
                  </text:list-item>
                  <text:list-item>
                    <text:p>3.3.3</text:p>
                  </text:list-item>
                </text:list>
              </table:table-cell>
              <table:table-cell office:value-type="string">
                <text:p>Native CPython 2.7.6</text:p>
                <text:list>
                  <text:list-item>
                    <text:p/>
                  </text:list-item>
                  <text:list-item>
                    <text:p>Native</text:p>
                  </text:list-item>
                  <text:list-item>
                    <text:p>CPython</text:p>
                  </text:list-item>
                  <text:list-item>
                    <text:p>2.7.6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xml.sax</text:p>
                <draw:g>
                  <svg:desc>Results.A5:Results.A5</svg:desc>
                </draw:g>
              </table:table-cell>
              <table:table-cell office:value-type="float" office:value="5.04685807228">
                <text:p>5.04685807228</text:p>
                <draw:g>
                  <svg:desc>Results.B5:Results.G5</svg:desc>
                </draw:g>
              </table:table-cell>
              <table:table-cell office:value-type="float" office:value="10.5686337949992">
                <text:p>10.5686337949992</text:p>
              </table:table-cell>
              <table:table-cell office:value-type="float" office:value="14.753303051">
                <text:p>14.753303051</text:p>
              </table:table-cell>
              <table:table-cell office:value-type="float" office:value="5.07400822639">
                <text:p>5.07400822639</text:p>
              </table:table-cell>
              <table:table-cell office:value-type="float" office:value="10.898041520999">
                <text:p>10.898041520999</text:p>
              </table:table-cell>
              <table:table-cell office:value-type="float" office:value="17.2405879498">
                <text:p>17.2405879498</text:p>
              </table:table-cell>
            </table:table-row>
            <table:table-row>
              <table:table-cell office:value-type="string">
                <text:p>xml.dom.minidom</text:p>
                <draw:g>
                  <svg:desc>Results.A6:Results.A6</svg:desc>
                </draw:g>
              </table:table-cell>
              <table:table-cell office:value-type="float" office:value="9.91670799255">
                <text:p>9.91670799255</text:p>
                <draw:g>
                  <svg:desc>Results.B6:Results.G6</svg:desc>
                </draw:g>
              </table:table-cell>
              <table:table-cell office:value-type="float" office:value="21.7948082069997">
                <text:p>21.7948082069997</text:p>
              </table:table-cell>
              <table:table-cell office:value-type="float" office:value="25.1806337833">
                <text:p>25.1806337833</text:p>
              </table:table-cell>
              <table:table-cell office:value-type="float" office:value="1.98455810547">
                <text:p>1.98455810547</text:p>
              </table:table-cell>
              <table:table-cell office:value-type="float" office:value="10.4820595109995">
                <text:p>10.4820595109995</text:p>
              </table:table-cell>
              <table:table-cell office:value-type="float" office:value="11.1164669991">
                <text:p>11.1164669991</text:p>
              </table:table-cell>
            </table:table-row>
            <table:table-row>
              <table:table-cell office:value-type="string">
                <text:p>ecoxipy.dom_output</text:p>
                <draw:g>
                  <svg:desc>Results.A7:Results.A7</svg:desc>
                </draw:g>
              </table:table-cell>
              <table:table-cell office:value-type="float" office:value="8.12573099136">
                <text:p>8.12573099136</text:p>
                <draw:g>
                  <svg:desc>Results.B7:Results.G7</svg:desc>
                </draw:g>
              </table:table-cell>
              <table:table-cell office:value-type="float" office:value="29.3661090879978">
                <text:p>29.3661090879978</text:p>
              </table:table-cell>
              <table:table-cell office:value-type="float" office:value="31.8482139111">
                <text:p>31.8482139111</text:p>
              </table:table-cell>
              <table:table-cell office:value-type="float" office:value="4.81790804863">
                <text:p>4.81790804863</text:p>
              </table:table-cell>
              <table:table-cell office:value-type="float" office:value="19.116873676001">
                <text:p>19.116873676001</text:p>
              </table:table-cell>
              <table:table-cell office:value-type="float" office:value="18.1753158569">
                <text:p>18.1753158569</text:p>
              </table:table-cell>
            </table:table-row>
            <table:table-row>
              <table:table-cell office:value-type="string">
                <text:p>ecoxipy.pyxom.output</text:p>
                <draw:g>
                  <svg:desc>Results.A8:Results.A8</svg:desc>
                </draw:g>
              </table:table-cell>
              <table:table-cell office:value-type="float" office:value="8.33859205246">
                <text:p>8.33859205246</text:p>
                <draw:g>
                  <svg:desc>Results.B8:Results.G8</svg:desc>
                </draw:g>
              </table:table-cell>
              <table:table-cell office:value-type="float" office:value="23.4744231889999">
                <text:p>23.4744231889999</text:p>
              </table:table-cell>
              <table:table-cell office:value-type="float" office:value="25.4711170197">
                <text:p>25.4711170197</text:p>
              </table:table-cell>
              <table:table-cell office:value-type="float" office:value="3.92271304131">
                <text:p>3.92271304131</text:p>
              </table:table-cell>
              <table:table-cell office:value-type="float" office:value="14.1534631260001">
                <text:p>14.1534631260001</text:p>
              </table:table-cell>
              <table:table-cell office:value-type="float" office:value="18.1504349709">
                <text:p>18.1504349709</text:p>
              </table:table-cell>
            </table:table-row>
            <table:table-row>
              <table:table-cell office:value-type="string">
                <text:p>ecoxipy.string_output</text:p>
                <draw:g>
                  <svg:desc>Results.A9:Results.A9</svg:desc>
                </draw:g>
              </table:table-cell>
              <table:table-cell office:value-type="float" office:value="4.74112701416">
                <text:p>4.74112701416</text:p>
                <draw:g>
                  <svg:desc>Results.B9:Results.G9</svg:desc>
                </draw:g>
              </table:table-cell>
              <table:table-cell office:value-type="float" office:value="15.0096427530007">
                <text:p>15.0096427530007</text:p>
              </table:table-cell>
              <table:table-cell office:value-type="float" office:value="14.7123861313">
                <text:p>14.7123861313</text:p>
              </table:table-cell>
              <table:table-cell office:value-type="float" office:value="5.07591295242">
                <text:p>5.07591295242</text:p>
              </table:table-cell>
              <table:table-cell office:value-type="float" office:value="15.3823200429979">
                <text:p>15.3823200429979</text:p>
              </table:table-cell>
              <table:table-cell office:value-type="float" office:value="14.8074030876">
                <text:p>14.8074030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117" number:language="en" number:country="US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8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8117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8117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8117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8117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8117"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001cm" svg:height="15.001cm" xlink:href=".." xlink:type="simple" chart:class="chart:bar" chart:style-name="ch1">
        <chart:title svg:x="4.799cm" svg:y="0.435cm" chart:style-name="ch2">
          <text:p>Performance Test Results</text:p>
        </chart:title>
        <chart:subtitle svg:x="1.581cm" svg:y="1.524cm" chart:style-name="ch3">
          <text:p>Platform: 2.4 GHz Intel Core 2 Duo, 8 GB RAM on Mac OS X 10.8.3</text:p>
        </chart:subtitle>
        <chart:legend chart:legend-position="bottom" svg:x="1.758cm" svg:y="13.756cm" style:legend-expansion="wide" chart:style-name="ch4"/>
        <chart:plot-area chart:style-name="ch5" table:cell-range-address="'Relative Results'.A2:'Relative Results'.G9" chart:data-source-has-labels="both" svg:x="1.298cm" svg:y="2.803cm" svg:width="13.103cm" svg:height="9.685cm">
          <chartooo:coordinate-region svg:x="5.552cm" svg:y="2.803cm" svg:width="8.602cm" svg:height="9.056cm"/>
          <chart:axis chart:dimension="x" chart:name="primary-x" chart:style-name="ch6" chartooo:axis-type="auto">
            <chartooo:date-scale/>
            <chart:title svg:x="0.451cm" svg:y="8.861cm" chart:style-name="ch7">
              <text:p>Platform, Output</text:p>
            </chart:title>
            <chart:categories table:cell-range-address="'Relative Results'.B2:'Relative Results'.G4"/>
          </chart:axis>
          <chart:axis chart:dimension="y" chart:name="primary-y" chart:style-name="ch8">
            <chart:title svg:x="5.753cm" svg:y="12.789cm" chart:style-name="ch9">
              <text:p>Relative Running Time [ratio]</text:p>
            </chart:title>
            <chart:grid chart:style-name="ch10" chart:class="major"/>
          </chart:axis>
          <chart:series chart:style-name="ch11" chart:values-cell-range-address="'Relative Results'.B5:'Relative Results'.G5" chart:label-cell-address="'Relative Results'.A5:'Relative Results'.A5" chart:class="chart:bar">
            <chart:data-point chart:repeated="6"/>
          </chart:series>
          <chart:series chart:style-name="ch12" chart:values-cell-range-address="'Relative Results'.B6:'Relative Results'.G6" chart:label-cell-address="'Relative Results'.A6:'Relative Results'.A6" chart:class="chart:bar">
            <chart:data-point chart:repeated="6"/>
          </chart:series>
          <chart:series chart:style-name="ch13" chart:values-cell-range-address="'Relative Results'.B7:'Relative Results'.G7" chart:label-cell-address="'Relative Results'.A7:'Relative Results'.A7" chart:class="chart:bar">
            <chart:data-point chart:repeated="6"/>
          </chart:series>
          <chart:series chart:style-name="ch14" chart:values-cell-range-address="'Relative Results'.B8:'Relative Results'.G8" chart:label-cell-address="'Relative Results'.A8:'Relative Results'.A8" chart:class="chart:bar">
            <chart:data-point chart:repeated="6"/>
          </chart:series>
          <chart:series chart:style-name="ch15" chart:values-cell-range-address="'Relative Results'.B9:'Relative Results'.G9" chart:label-cell-address="'Relative Results'.A9:'Relative Results'.A9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 PyPy 2.1.0 2.7.3</text:p>
                <text:list>
                  <text:list-item>
                    <text:p>Bytes</text:p>
                  </text:list-item>
                  <text:list-item>
                    <text:p>PyPy 2.1.0</text:p>
                  </text:list-item>
                  <text:list-item>
                    <text:p>2.7.3</text:p>
                  </text:list-item>
                </text:list>
                <draw:g>
                  <svg:desc>'Relative Results'.B2:'Relative Results'.G4</svg:desc>
                </draw:g>
              </table:table-cell>
              <table:table-cell office:value-type="string">
                <text:p>Bytes CPython 3.3.3</text:p>
                <text:list>
                  <text:list-item>
                    <text:p>Bytes</text:p>
                  </text:list-item>
                  <text:list-item>
                    <text:p>CPython</text:p>
                  </text:list-item>
                  <text:list-item>
                    <text:p>3.3.3</text:p>
                  </text:list-item>
                </text:list>
              </table:table-cell>
              <table:table-cell office:value-type="string">
                <text:p>Bytes CPython 2.7.6</text:p>
                <text:list>
                  <text:list-item>
                    <text:p>Bytes</text:p>
                  </text:list-item>
                  <text:list-item>
                    <text:p>CPython</text:p>
                  </text:list-item>
                  <text:list-item>
                    <text:p>2.7.6</text:p>
                  </text:list-item>
                </text:list>
              </table:table-cell>
              <table:table-cell office:value-type="string">
                <text:p>Native PyPy 2.1.0 2.7.3</text:p>
                <text:list>
                  <text:list-item>
                    <text:p>Native</text:p>
                  </text:list-item>
                  <text:list-item>
                    <text:p>PyPy 2.1.0</text:p>
                  </text:list-item>
                  <text:list-item>
                    <text:p>2.7.3</text:p>
                  </text:list-item>
                </text:list>
              </table:table-cell>
              <table:table-cell office:value-type="string">
                <text:p>Native CPython 3.3.3</text:p>
                <text:list>
                  <text:list-item>
                    <text:p>Native</text:p>
                  </text:list-item>
                  <text:list-item>
                    <text:p>CPython</text:p>
                  </text:list-item>
                  <text:list-item>
                    <text:p>3.3.3</text:p>
                  </text:list-item>
                </text:list>
              </table:table-cell>
              <table:table-cell office:value-type="string">
                <text:p>Native CPython 2.7.6</text:p>
                <text:list>
                  <text:list-item>
                    <text:p>Native</text:p>
                  </text:list-item>
                  <text:list-item>
                    <text:p>CPython</text:p>
                  </text:list-item>
                  <text:list-item>
                    <text:p>2.7.6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xml.sax</text:p>
                <draw:g>
                  <svg:desc>'Relative Results'.A5:'Relative Results'.A5</svg:desc>
                </draw:g>
              </table:table-cell>
              <table:table-cell office:value-type="float" office:value="1.06448489087234">
                <text:p>1.06448489087234</text:p>
                <draw:g>
                  <svg:desc>'Relative Results'.B5:'Relative Results'.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00278112056976">
                <text:p>1.00278112056976</text:p>
              </table:table-cell>
              <table:table-cell office:value-type="float" office:value="2.5567446034483">
                <text:p>2.5567446034483</text:p>
              </table:table-cell>
              <table:table-cell office:value-type="float" office:value="1.03968514103197">
                <text:p>1.03968514103197</text:p>
              </table:table-cell>
              <table:table-cell office:value-type="float" office:value="1.5509053327101">
                <text:p>1.5509053327101</text:p>
              </table:table-cell>
            </table:table-row>
            <table:table-row>
              <table:table-cell office:value-type="string">
                <text:p>xml.dom.minidom</text:p>
                <draw:g>
                  <svg:desc>'Relative Results'.A6:'Relative Results'.A6</svg:desc>
                </draw:g>
              </table:table-cell>
              <table:table-cell office:value-type="float" office:value="2.09163516668768">
                <text:p>2.09163516668768</text:p>
                <draw:g>
                  <svg:desc>'Relative Results'.B6:'Relative Results'.G6</svg:desc>
                </draw:g>
              </table:table-cell>
              <table:table-cell office:value-type="float" office:value="2.06221623624734">
                <text:p>2.06221623624734</text:p>
              </table:table-cell>
              <table:table-cell office:value-type="float" office:value="1.71152616296069">
                <text:p>1.71152616296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coxipy.dom_output</text:p>
                <draw:g>
                  <svg:desc>'Relative Results'.A7:'Relative Results'.A7</svg:desc>
                </draw:g>
              </table:table-cell>
              <table:table-cell office:value-type="float" office:value="1.71388173467858">
                <text:p>1.71388173467858</text:p>
                <draw:g>
                  <svg:desc>'Relative Results'.B7:'Relative Results'.G7</svg:desc>
                </draw:g>
              </table:table-cell>
              <table:table-cell office:value-type="float" office:value="2.77860976712932">
                <text:p>2.77860976712932</text:p>
              </table:table-cell>
              <table:table-cell office:value-type="float" office:value="2.16472118301356">
                <text:p>2.16472118301356</text:p>
              </table:table-cell>
              <table:table-cell office:value-type="float" office:value="2.42769815373533">
                <text:p>2.42769815373533</text:p>
              </table:table-cell>
              <table:table-cell office:value-type="float" office:value="1.82377076336386">
                <text:p>1.82377076336386</text:p>
              </table:table-cell>
              <table:table-cell office:value-type="float" office:value="1.63499031287292">
                <text:p>1.63499031287292</text:p>
              </table:table-cell>
            </table:table-row>
            <table:table-row>
              <table:table-cell office:value-type="string">
                <text:p>ecoxipy.pyxom.output</text:p>
                <draw:g>
                  <svg:desc>'Relative Results'.A8:'Relative Results'.A8</svg:desc>
                </draw:g>
              </table:table-cell>
              <table:table-cell office:value-type="float" office:value="1.75877845658969">
                <text:p>1.75877845658969</text:p>
                <draw:g>
                  <svg:desc>'Relative Results'.B8:'Relative Results'.G8</svg:desc>
                </draw:g>
              </table:table-cell>
              <table:table-cell office:value-type="float" office:value="2.22114074953637">
                <text:p>2.22114074953637</text:p>
              </table:table-cell>
              <table:table-cell office:value-type="float" office:value="1.73127029105845">
                <text:p>1.73127029105845</text:p>
              </table:table-cell>
              <table:table-cell office:value-type="float" office:value="1.97661788309342">
                <text:p>1.97661788309342</text:p>
              </table:table-cell>
              <table:table-cell office:value-type="float" office:value="1.3502559407479">
                <text:p>1.3502559407479</text:p>
              </table:table-cell>
              <table:table-cell office:value-type="float" office:value="1.6327521120127">
                <text:p>1.6327521120127</text:p>
              </table:table-cell>
            </table:table-row>
            <table:table-row>
              <table:table-cell office:value-type="string">
                <text:p>ecoxipy.string_output</text:p>
                <draw:g>
                  <svg:desc>'Relative Results'.A9:'Relative Results'.A9</svg:desc>
                </draw:g>
              </table:table-cell>
              <table:table-cell office:value-type="float" office:value="1">
                <text:p>1</text:p>
                <draw:g>
                  <svg:desc>'Relative Results'.B9:'Relative Results'.G9</svg:desc>
                </draw:g>
              </table:table-cell>
              <table:table-cell office:value-type="float" office:value="1.4202065322864">
                <text:p>1.4202065322864</text:p>
              </table:table-cell>
              <table:table-cell office:value-type="float" office:value="1">
                <text:p>1</text:p>
              </table:table-cell>
              <table:table-cell office:value-type="float" office:value="2.55770437682291">
                <text:p>2.55770437682291</text:p>
              </table:table-cell>
              <table:table-cell office:value-type="float" office:value="1.46749024147938">
                <text:p>1.46749024147938</text:p>
              </table:table-cell>
              <table:table-cell office:value-type="float" office:value="1.33202420236563">
                <text:p>1.332024202365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